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c1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B<text:span text:style-name="T1">h</text:span>ong Nilam</text:p>
      <text:p text:style-name="P1">Roll NO : 506</text:p>
      <text:p text:style-name="Standard"/>
      <text:p text:style-name="Standard"/>
      <text:p text:style-name="Standard">import java.util.ArrayList;</text:p>
      <text:p text:style-name="Standard">import java.util.List;</text:p>
      <text:p text:style-name="Standard"/>
      <text:p text:style-name="Standard">class Process {</text:p>
      <text:p text:style-name="Standard"><text:s text:c="4"/>int id;</text:p>
      <text:p text:style-name="Standard"><text:s text:c="4"/>boolean isAlive;</text:p>
      <text:p text:style-name="Standard"><text:s text:c="4"/>boolean isCoordinator;</text:p>
      <text:p text:style-name="Standard"><text:s text:c="4"/>boolean electionStarted = false; <text:s/>// ✅ prevent multiple elections</text:p>
      <text:p text:style-name="Standard"><text:s text:c="4"/>List&lt;Process&gt; processes;</text:p>
      <text:p text:style-name="Standard"/>
      <text:p text:style-name="Standard"><text:s text:c="4"/>Process(int id) {</text:p>
      <text:p text:style-name="Standard"><text:s text:c="8"/>this.id = id;</text:p>
      <text:p text:style-name="Standard"><text:s text:c="8"/>this.isAlive = true;</text:p>
      <text:p text:style-name="Standard"><text:s text:c="8"/>this.isCoordinator = false;</text:p>
      <text:p text:style-name="Standard"><text:s text:c="4"/>}</text:p>
      <text:p text:style-name="Standard"/>
      <text:p text:style-name="Standard"><text:s text:c="4"/>void setProcesses(List&lt;Process&gt; processes) {</text:p>
      <text:p text:style-name="Standard"><text:s text:c="8"/>this.processes = processes;</text:p>
      <text:p text:style-name="Standard"><text:s text:c="4"/>}</text:p>
      <text:p text:style-name="Standard"/>
      <text:p text:style-name="Standard"><text:s text:c="4"/>void startElection() {</text:p>
      <text:p text:style-name="Standard"><text:s text:c="8"/>// ✅ If already involved in election, skip to avoid duplicate work</text:p>
      <text:p text:style-name="Standard"><text:s text:c="8"/>if (electionStarted || !isAlive) return;</text:p>
      <text:p text:style-name="Standard"/>
      <text:p text:style-name="Standard"><text:s text:c="8"/>electionStarted = true;</text:p>
      <text:p text:style-name="Standard"><text:s text:c="8"/>System.out.println("\nProcess " + id + " starts an election.");</text:p>
      <text:p text:style-name="Standard"/>
      <text:p text:style-name="Standard"><text:s text:c="8"/>List&lt;Process&gt; higherProcesses = new ArrayList&lt;&gt;();</text:p>
      <text:p text:style-name="Standard"><text:s text:c="8"/>List&lt;Process&gt; aliveResponders = new ArrayList&lt;&gt;();</text:p>
      <text:p text:style-name="Standard"/>
      <text:p text:style-name="Standard"><text:s text:c="8"/>// Step 1: Send ELECTION to all higher processes</text:p>
      <text:p text:style-name="Standard"><text:s text:c="8"/>for (Process p : processes) {</text:p>
      <text:p text:style-name="Standard"><text:s text:c="12"/>if (p.id &gt; this.id) {</text:p>
      <text:p text:style-name="Standard"><text:s text:c="16"/>System.out.println("Process " + id + " -&gt; ELECTION -&gt; Process " + p.id);</text:p>
      <text:p text:style-name="Standard"><text:s text:c="16"/>higherProcesses.add(p);</text:p>
      <text:p text:style-name="Standard"><text:s text:c="12"/>}</text:p>
      <text:p text:style-name="Standard"><text:s text:c="8"/>}</text:p>
      <text:p text:style-name="Standard"/>
      <text:p text:style-name="Standard"><text:s text:c="8"/>// Step 2: Wait for OKs</text:p>
      <text:p text:style-name="Standard"><text:s text:c="8"/>for (Process p : higherProcesses) {</text:p>
      <text:p text:style-name="Standard"><text:s text:c="12"/>if (p.isAlive) {</text:p>
      <text:p text:style-name="Standard"><text:s text:c="16"/>System.out.println("Process " + p.id + " -&gt; OK -&gt; Process " + id);</text:p>
      <text:p text:style-name="Standard"><text:s text:c="16"/>aliveResponders.add(p);</text:p>
      <text:p text:style-name="Standard"><text:s text:c="12"/>} else {</text:p>
      <text:p text:style-name="Standard"><text:s text:c="16"/>System.out.println("Process " + p.id + " is crashed. No OK sent.");</text:p>
      <text:p text:style-name="Standard"><text:s text:c="12"/>}</text:p>
      <text:p text:style-name="Standard"><text:s text:c="8"/>}</text:p>
      <text:p text:style-name="Standard"/>
      <text:p text:style-name="Standard"><text:soft-page-break/><text:s text:c="8"/>// Step 3: Recursively start elections in higher responders</text:p>
      <text:p text:style-name="Standard"><text:s text:c="8"/>for (Process p : aliveResponders) {</text:p>
      <text:p text:style-name="Standard"><text:s text:c="12"/>p.startElection();</text:p>
      <text:p text:style-name="Standard"><text:s text:c="8"/>}</text:p>
      <text:p text:style-name="Standard"/>
      <text:p text:style-name="Standard"><text:s text:c="8"/>// Step 4: If no higher process is alive, become coordinator</text:p>
      <text:p text:style-name="Standard"><text:s text:c="8"/>if (aliveResponders.isEmpty()) {</text:p>
      <text:p text:style-name="Standard"><text:s text:c="12"/>becomeCoordinator();</text:p>
      <text:p text:style-name="Standard"><text:s text:c="8"/>}</text:p>
      <text:p text:style-name="Standard"><text:s text:c="4"/>}</text:p>
      <text:p text:style-name="Standard"/>
      <text:p text:style-name="Standard"><text:s text:c="4"/>void becomeCoordinator() {</text:p>
      <text:p text:style-name="Standard"><text:s text:c="8"/>// Only become coordinator once</text:p>
      <text:p text:style-name="Standard"><text:s text:c="8"/>if (!isAlive || isCoordinator) return;</text:p>
      <text:p text:style-name="Standard"/>
      <text:p text:style-name="Standard"><text:s text:c="8"/>isCoordinator = true;</text:p>
      <text:p text:style-name="Standard"><text:s text:c="8"/>System.out.println("\nProcess " + id + " becomes the coordinator.");</text:p>
      <text:p text:style-name="Standard"/>
      <text:p text:style-name="Standard"><text:s text:c="8"/>for (Process p : processes) {</text:p>
      <text:p text:style-name="Standard"><text:s text:c="12"/>if (p.id != this.id &amp;&amp; p.isAlive) {</text:p>
      <text:p text:style-name="Standard"><text:s text:c="16"/>System.out.println("Process " + id + " -&gt; COORDINATOR -&gt; Process " + p.id)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import java.util.*;</text:p>
      <text:p text:style-name="Standard"/>
      <text:p text:style-name="Standard">public class BullyAlgorithmSimulation {</text:p>
      <text:p text:style-name="Standard"><text:s text:c="4"/>public static void main(String[] args) {</text:p>
      <text:p text:style-name="Standard"><text:s text:c="8"/>Scanner scanner = new Scanner(System.in);</text:p>
      <text:p text:style-name="Standard"/>
      <text:p text:style-name="Standard"><text:s text:c="8"/>// Step 1: Number of processes</text:p>
      <text:p text:style-name="Standard"><text:s text:c="8"/>System.out.print("Enter number of processes: ");</text:p>
      <text:p text:style-name="Standard"><text:s text:c="8"/>int n = scanner.nextInt();</text:p>
      <text:p text:style-name="Standard"/>
      <text:p text:style-name="Standard"><text:s text:c="8"/>List&lt;Process&gt; processes = new ArrayList&lt;&gt;();</text:p>
      <text:p text:style-name="Standard"><text:s text:c="8"/>for (int i = 1; i &lt;= n; i++) {</text:p>
      <text:p text:style-name="Standard"><text:s text:c="12"/>processes.add(new Process(i));</text:p>
      <text:p text:style-name="Standard"><text:s text:c="8"/>}</text:p>
      <text:p text:style-name="Standard"/>
      <text:p text:style-name="Standard"><text:s text:c="8"/>for (Process p : processes) {</text:p>
      <text:p text:style-name="Standard"><text:s text:c="12"/>p.setProcesses(processes);</text:p>
      <text:p text:style-name="Standard"><text:s text:c="8"/>}</text:p>
      <text:p text:style-name="Standard"/>
      <text:p text:style-name="Standard"><text:s text:c="8"/>// Step 2: Crashed process</text:p>
      <text:p text:style-name="Standard"><text:s text:c="8"/>System.out.print("Enter the ID of the crashed process: ");</text:p>
      <text:p text:style-name="Standard"><text:s text:c="8"/>int crashedId = scanner.nextInt();</text:p>
      <text:p text:style-name="Standard"><text:s text:c="8"/>if (crashedId &lt; 1 || crashedId &gt; n) {</text:p>
      <text:p text:style-name="Standard"><text:s text:c="12"/>System.out.println("Invalid process ID.");</text:p>
      <text:p text:style-name="Standard"><text:s text:c="12"/>return;</text:p>
      <text:p text:style-name="Standard"><text:soft-page-break/><text:s text:c="8"/>}</text:p>
      <text:p text:style-name="Standard"><text:s text:c="8"/>processes.get(crashedId - 1).isAlive = false;</text:p>
      <text:p text:style-name="Standard"><text:s text:c="8"/>System.out.println("Process " + crashedId + " has crashed.\n");</text:p>
      <text:p text:style-name="Standard"/>
      <text:p text:style-name="Standard"><text:s text:c="8"/>// Step 3: Election initiator</text:p>
      <text:p text:style-name="Standard"><text:s text:c="8"/>System.out.print("Enter the ID of the process to start the election: ");</text:p>
      <text:p text:style-name="Standard"><text:s text:c="8"/>int starterId = scanner.nextInt();</text:p>
      <text:p text:style-name="Standard"><text:s text:c="8"/>if (starterId &lt; 1 || starterId &gt; n || !processes.get(starterId - 1).isAlive) {</text:p>
      <text:p text:style-name="Standard"><text:s text:c="12"/>System.out.println("Invalid starter process ID or process is not alive.");</text:p>
      <text:p text:style-name="Standard"><text:s text:c="12"/>return;</text:p>
      <text:p text:style-name="Standard"><text:s text:c="8"/>}</text:p>
      <text:p text:style-name="Standard"/>
      <text:p text:style-name="Standard"><text:s text:c="8"/>processes.get(starterId - 1).startElection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output:</text:p>
      <text:p text:style-name="Standard"/>
      <text:p text:style-name="Standard">svpmitpl@svpmitpl-OptiPlex-390:~/Documents/Assin6$ javac BullyAlgorithmSimulation.java</text:p>
      <text:p text:style-name="Standard">svpmitpl@svpmitpl-OptiPlex-390:~/Documents/Assin6$ java BullyAlgorithmSimulation</text:p>
      <text:p text:style-name="Standard">Enter number of processes: 7</text:p>
      <text:p text:style-name="Standard">Enter the ID of the crashed process: 7</text:p>
      <text:p text:style-name="Standard">Process 7 has crashed.</text:p>
      <text:p text:style-name="Standard"/>
      <text:p text:style-name="Standard">Enter the ID of the process to start the election: 4</text:p>
      <text:p text:style-name="Standard"/>
      <text:p text:style-name="Standard">Process 4 starts an election.</text:p>
      <text:p text:style-name="Standard">Process 4 -&gt; ELECTION -&gt; Process 5</text:p>
      <text:p text:style-name="Standard">Process 4 -&gt; ELECTION -&gt; Process 6</text:p>
      <text:p text:style-name="Standard">Process 4 -&gt; ELECTION -&gt; Process 7</text:p>
      <text:p text:style-name="Standard">Process 5 -&gt; OK -&gt; Process 4</text:p>
      <text:p text:style-name="Standard">Process 6 -&gt; OK -&gt; Process 4</text:p>
      <text:p text:style-name="Standard">Process 7 is crashed. No OK sent.</text:p>
      <text:p text:style-name="Standard"/>
      <text:p text:style-name="Standard">Process 5 starts an election.</text:p>
      <text:p text:style-name="Standard">Process 5 -&gt; ELECTION -&gt; Process 6</text:p>
      <text:p text:style-name="Standard">Process 5 -&gt; ELECTION -&gt; Process 7</text:p>
      <text:p text:style-name="Standard">Process 6 -&gt; OK -&gt; Process 5</text:p>
      <text:p text:style-name="Standard">Process 7 is crashed. No OK sent.</text:p>
      <text:p text:style-name="Standard"/>
      <text:p text:style-name="Standard">Process 6 starts an election.</text:p>
      <text:p text:style-name="Standard">Process 6 -&gt; ELECTION -&gt; Process 7</text:p>
      <text:p text:style-name="Standard">Process 7 is crashed. No OK sent.</text:p>
      <text:p text:style-name="Standard"/>
      <text:p text:style-name="Standard">Process 6 becomes the coordinator.</text:p>
      <text:p text:style-name="Standard">Process 6 -&gt; COORDINATOR -&gt; Process 1</text:p>
      <text:p text:style-name="Standard">Process 6 -&gt; COORDINATOR -&gt; Process 2</text:p>
      <text:p text:style-name="Standard">Process 6 -&gt; COORDINATOR -&gt; Process 3</text:p>
      <text:p text:style-name="Standard">Process 6 -&gt; COORDINATOR -&gt; Process 4</text:p>
      <text:p text:style-name="Standard">Process 6 -&gt; COORDINATOR -&gt; Process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4T12:15:57.530583128</meta:creation-date>
    <dc:date>2025-03-24T12:17:09.221858232</dc:date>
    <meta:editing-duration>PT1M14S</meta:editing-duration>
    <meta:editing-cycles>1</meta:editing-cycles>
    <meta:document-statistic meta:table-count="0" meta:image-count="0" meta:object-count="0" meta:page-count="3" meta:paragraph-count="123" meta:word-count="588" meta:character-count="4481" meta:non-whitespace-character-count="3279"/>
    <meta:generator>LibreOffice/6.0.7.3$Linux_X86_64 LibreOffice_project/00m0$Build-3</meta:generator>
  </office:meta>
</office:document-meta>
</file>